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DejaVu Sans1" svg:font-family="'DejaVu Sans'" style:font-pitch="variable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20pt" style:font-size-asian="20pt" style:font-name-complex="Arial1" style:font-size-complex="20pt"/>
    </style:style>
    <style:style style:name="P2" style:family="paragraph" style:parent-style-name="Standard">
      <style:text-properties style:font-name="Arial1" style:font-name-complex="Arial1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20pt" style:font-size-asian="20pt" style:font-name-complex="Arial1" style:font-size-complex="2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ugarás</text:p>
      <text:p text:style-name="P1"/>
      <text:p text:style-name="P2">Duérmete,</text:p>
      <text:p text:style-name="P2">yo te cuidaré.</text:p>
      <text:p text:style-name="P2">Estaré hasta que te acaricie el sol.</text:p>
      <text:p text:style-name="P2"/>
      <text:p text:style-name="P2">No mi amor,</text:p>
      <text:p text:style-name="P2">no tengas temor,</text:p>
      <text:p text:style-name="P2">sueña que estás en un lugar donde jugarás (libre)</text:p>
      <text:p text:style-name="P2"/>
      <text:p text:style-name="P2">Nada permitiré que te dañe. </text:p>
      <text:p text:style-name="P2">Estarás aquí, en mi pecho. </text:p>
      <text:p text:style-name="P2">Sin condición…</text:p>
      <text:p text:style-name="P2">Siempre envuelto en amor…</text:p>
      <text:p text:style-name="P2">Te cuidaré con mi corazón…</text:p>
      <text:p text:style-name="Standard"/>
      <text:p text:style-name="Standard"/>
      <text:p text:style-name="Standard">De Renich</text:p>
      <text:p text:style-name="Standard"/>
      <text:p text:style-name="Standard">Para Tío Osca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DejaVu Sans1" svg:font-family="'DejaVu Sans'" style:font-pitch="variable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Arial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MX" style:font-name-asian="SimSu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Absatz-Standardschriftart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title>Jugarás</dc:title>
    <meta:initial-creator>Renich</meta:initial-creator>
    <meta:creation-date>2003-08-22T18:53:00</meta:creation-date>
    <dc:creator>Renich Bon Ciric</dc:creator>
    <dc:date>2008-06-25T20:36:46</dc:date>
    <meta:editing-cycles>1</meta:editing-cycles>
    <meta:editing-duration>PT5H0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4" meta:word-count="53" meta:character-count="285"/>
  </office:meta>
</office:document-meta>
</file>